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page-number="0"/>
    </style:style>
    <style:style style:name="P2" style:parent-style-name="Geenafstand" style:family="paragraph">
      <style:text-properties fo:color="#FFFFFF" fo:font-size="24pt" style:font-size-asian="24pt" style:font-size-complex="24pt"/>
    </style:style>
    <style:style style:name="T3" style:parent-style-name="Standaardalinea-lettertype" style:family="text">
      <style:text-properties style:font-name="Aptos Display" style:font-name-asian="Times New Roman" style:font-name-complex="Times New Roman" fo:text-transform="uppercase" fo:color="#FFFFFF" fo:font-size="48pt" style:font-size-asian="48pt" style:font-size-complex="48pt" fo:language="en" fo:country="US"/>
    </style:style>
    <style:style style:name="P4" style:parent-style-name="Geenafstand" style:family="paragraph">
      <style:paragraph-properties fo:margin-top="0.0833in"/>
    </style:style>
    <style:style style:name="T5" style:parent-style-name="Standaardalinea-lettertype" style:family="text">
      <style:text-properties fo:color="#FFFFFF" fo:font-size="18pt" style:font-size-asian="18pt" style:font-size-complex="18pt" fo:language="en" fo:country="US"/>
    </style:style>
    <style:style style:name="P6" style:parent-style-name="Standaard" style:family="paragraph">
      <style:paragraph-properties fo:break-before="page"/>
    </style:style>
    <style:style style:name="P7" style:parent-style-name="Inhopg2" style:family="paragraph">
      <style:paragraph-properties>
        <style:tab-stops>
          <style:tab-stop style:type="right" style:leader-style="dotted" style:leader-text="." style:position="6.1263in"/>
        </style:tab-stops>
      </style:paragraph-properties>
    </style:style>
    <style:style style:name="T8" style:parent-style-name="Hyperlink" style:family="text">
      <style:text-properties style:font-name="Verdana"/>
    </style:style>
    <style:style style:name="P9" style:parent-style-name="Inhopg2" style:family="paragraph">
      <style:paragraph-properties>
        <style:tab-stops>
          <style:tab-stop style:type="right" style:leader-style="dotted" style:leader-text="." style:position="6.1263in"/>
        </style:tab-stops>
      </style:paragraph-properties>
    </style:style>
    <style:style style:name="T10" style:parent-style-name="Hyperlink" style:family="text">
      <style:text-properties style:font-name="Verdana"/>
    </style:style>
    <style:style style:name="P11" style:parent-style-name="Inhopg2" style:family="paragraph">
      <style:paragraph-properties>
        <style:tab-stops>
          <style:tab-stop style:type="right" style:leader-style="dotted" style:leader-text="." style:position="6.1263in"/>
        </style:tab-stops>
      </style:paragraph-properties>
    </style:style>
    <style:style style:name="T12" style:parent-style-name="Hyperlink" style:family="text">
      <style:text-properties style:font-name="Verdana"/>
    </style:style>
    <style:style style:name="P13" style:parent-style-name="Inhopg3" style:family="paragraph">
      <style:paragraph-properties>
        <style:tab-stops>
          <style:tab-stop style:type="right" style:leader-style="dotted" style:leader-text="." style:position="5.9597in"/>
        </style:tab-stops>
      </style:paragraph-properties>
    </style:style>
    <style:style style:name="T14" style:parent-style-name="Hyperlink" style:family="text">
      <style:text-properties style:font-name="Verdana"/>
    </style:style>
    <style:style style:name="P15" style:parent-style-name="Inhopg3" style:family="paragraph">
      <style:paragraph-properties>
        <style:tab-stops>
          <style:tab-stop style:type="right" style:leader-style="dotted" style:leader-text="." style:position="5.9597in"/>
        </style:tab-stops>
      </style:paragraph-properties>
    </style:style>
    <style:style style:name="T16" style:parent-style-name="Hyperlink" style:family="text">
      <style:text-properties style:font-name="Verdana"/>
    </style:style>
    <style:style style:name="P17" style:parent-style-name="Inhopg2" style:family="paragraph">
      <style:paragraph-properties>
        <style:tab-stops>
          <style:tab-stop style:type="right" style:leader-style="dotted" style:leader-text="." style:position="6.1263in"/>
        </style:tab-stops>
      </style:paragraph-properties>
    </style:style>
    <style:style style:name="T18" style:parent-style-name="Hyperlink" style:family="text">
      <style:text-properties style:font-name="Verdana"/>
    </style:style>
    <style:style style:name="P19" style:parent-style-name="Inhopg3" style:family="paragraph">
      <style:paragraph-properties>
        <style:tab-stops>
          <style:tab-stop style:type="right" style:leader-style="dotted" style:leader-text="." style:position="5.9597in"/>
        </style:tab-stops>
      </style:paragraph-properties>
    </style:style>
    <style:style style:name="T20" style:parent-style-name="Hyperlink" style:family="text">
      <style:text-properties style:font-name="Verdana"/>
    </style:style>
    <style:style style:name="P21" style:parent-style-name="Inhopg3" style:family="paragraph">
      <style:paragraph-properties>
        <style:tab-stops>
          <style:tab-stop style:type="right" style:leader-style="dotted" style:leader-text="." style:position="5.9597in"/>
        </style:tab-stops>
      </style:paragraph-properties>
    </style:style>
    <style:style style:name="T22" style:parent-style-name="Hyperlink" style:family="text">
      <style:text-properties style:font-name="Verdana"/>
    </style:style>
    <style:style style:name="P23" style:parent-style-name="Inhopg2" style:family="paragraph">
      <style:paragraph-properties>
        <style:tab-stops>
          <style:tab-stop style:type="right" style:leader-style="dotted" style:leader-text="." style:position="6.1263in"/>
        </style:tab-stops>
      </style:paragraph-properties>
    </style:style>
    <style:style style:name="T24" style:parent-style-name="Hyperlink" style:family="text">
      <style:text-properties style:font-name="Verdana"/>
    </style:style>
    <style:style style:name="P25" style:parent-style-name="Inhopg2" style:family="paragraph">
      <style:paragraph-properties>
        <style:tab-stops>
          <style:tab-stop style:type="right" style:leader-style="dotted" style:leader-text="." style:position="6.1263in"/>
        </style:tab-stops>
      </style:paragraph-properties>
    </style:style>
    <style:style style:name="T26" style:parent-style-name="Hyperlink" style:family="text">
      <style:text-properties style:font-name="Verdana"/>
    </style:style>
    <style:style style:name="P27" style:parent-style-name="Inhopg2" style:family="paragraph">
      <style:paragraph-properties>
        <style:tab-stops>
          <style:tab-stop style:type="right" style:leader-style="dotted" style:leader-text="." style:position="6.1263in"/>
        </style:tab-stops>
      </style:paragraph-properties>
    </style:style>
    <style:style style:name="T28" style:parent-style-name="Hyperlink" style:family="text">
      <style:text-properties style:font-name="Verdana"/>
    </style:style>
    <style:style style:name="P29" style:parent-style-name="Inhopg2" style:family="paragraph">
      <style:paragraph-properties>
        <style:tab-stops>
          <style:tab-stop style:type="right" style:leader-style="dotted" style:leader-text="." style:position="6.1263in"/>
        </style:tab-stops>
      </style:paragraph-properties>
    </style:style>
    <style:style style:name="T30" style:parent-style-name="Hyperlink" style:family="text">
      <style:text-properties style:font-name="Verdana"/>
    </style:style>
    <style:style style:name="P31" style:parent-style-name="Inhopg2" style:family="paragraph">
      <style:paragraph-properties>
        <style:tab-stops>
          <style:tab-stop style:type="right" style:leader-style="dotted" style:leader-text="." style:position="6.1263in"/>
        </style:tab-stops>
      </style:paragraph-properties>
    </style:style>
    <style:style style:name="T32" style:parent-style-name="Hyperlink" style:family="text">
      <style:text-properties style:font-name="Verdana"/>
    </style:style>
    <style:style style:name="P33" style:parent-style-name="Inhopg2" style:family="paragraph">
      <style:paragraph-properties>
        <style:tab-stops>
          <style:tab-stop style:type="right" style:leader-style="dotted" style:leader-text="." style:position="6.1263in"/>
        </style:tab-stops>
      </style:paragraph-properties>
    </style:style>
    <style:style style:name="T34" style:parent-style-name="Hyperlink" style:family="text">
      <style:text-properties style:font-name="Verdana"/>
    </style:style>
    <style:style style:name="P35" style:parent-style-name="Kop2" style:family="paragraph">
      <style:text-properties style:font-name="Verdana"/>
    </style:style>
    <style:style style:name="P36" style:parent-style-name="Kop2" style:family="paragraph">
      <style:text-properties style:font-name="Verdana"/>
    </style:style>
    <style:style style:name="P37" style:parent-style-name="Standaard" style:family="paragraph">
      <style:text-properties style:font-name="Verdana"/>
    </style:style>
    <style:style style:name="P38" style:parent-style-name="Standaard" style:family="paragraph">
      <style:text-properties style:font-name="Verdana"/>
    </style:style>
    <style:style style:name="P39" style:parent-style-name="Kop2" style:family="paragraph">
      <style:text-properties style:font-name="Verdana"/>
    </style:style>
    <style:style style:name="P40" style:parent-style-name="Standaard" style:family="paragraph">
      <style:text-properties style:font-name="Verdana"/>
    </style:style>
    <style:style style:name="P41" style:parent-style-name="Standaard" style:family="paragraph">
      <style:text-properties style:font-name="Verdana"/>
    </style:style>
    <style:style style:name="P42" style:parent-style-name="Kop2" style:family="paragraph">
      <style:text-properties style:font-name="Verdana"/>
    </style:style>
    <style:style style:name="P43" style:parent-style-name="Kop3" style:family="paragraph">
      <style:text-properties style:font-name="Verdana"/>
    </style:style>
    <style:style style:name="P44" style:parent-style-name="Standaard" style:family="paragraph">
      <style:text-properties style:font-name="Verdana"/>
    </style:style>
    <style:style style:name="P45" style:parent-style-name="Kop3" style:family="paragraph">
      <style:text-properties style:font-name="Verdana"/>
    </style:style>
    <style:style style:name="P46" style:parent-style-name="Lijstalinea" style:list-style-name="LFO2" style:family="paragraph">
      <style:text-properties style:font-name="Verdana"/>
    </style:style>
    <style:style style:name="P47" style:parent-style-name="Lijstalinea" style:list-style-name="LFO2" style:family="paragraph">
      <style:text-properties style:font-name="Verdana"/>
    </style:style>
    <style:style style:name="P48" style:parent-style-name="Lijstalinea" style:list-style-name="LFO2" style:family="paragraph">
      <style:text-properties style:font-name="Verdana"/>
    </style:style>
    <style:style style:name="P49" style:parent-style-name="Standaard" style:family="paragraph">
      <style:text-properties style:font-name="Verdana"/>
    </style:style>
    <style:style style:name="P50" style:parent-style-name="Standaard" style:family="paragraph">
      <style:text-properties style:font-name="Verdana"/>
    </style:style>
    <style:style style:name="P51" style:parent-style-name="Standaard" style:family="paragraph">
      <style:text-properties style:font-name="Verdana"/>
    </style:style>
    <style:style style:name="P52" style:parent-style-name="Standaard" style:family="paragraph">
      <style:text-properties style:font-name="Verdana"/>
    </style:style>
    <style:style style:name="P53" style:parent-style-name="Standaard" style:family="paragraph">
      <style:text-properties style:font-name="Verdana"/>
    </style:style>
    <style:style style:name="P54" style:parent-style-name="Standaard" style:family="paragraph">
      <style:text-properties style:font-name="Verdana"/>
    </style:style>
    <style:style style:name="P55" style:parent-style-name="Standaard" style:family="paragraph">
      <style:text-properties style:font-name="Verdana"/>
    </style:style>
    <style:style style:name="P56" style:parent-style-name="Standaard" style:family="paragraph">
      <style:text-properties style:font-name="Verdana"/>
    </style:style>
    <style:style style:name="P57" style:parent-style-name="Standaard" style:family="paragraph">
      <style:text-properties style:font-name="Verdana"/>
    </style:style>
    <style:style style:name="P58" style:parent-style-name="Kop2" style:family="paragraph">
      <style:text-properties style:font-name="Verdana"/>
    </style:style>
    <style:style style:name="P59" style:parent-style-name="Kop3" style:family="paragraph">
      <style:text-properties style:font-name="Verdana"/>
    </style:style>
    <style:style style:name="P60" style:parent-style-name="Standaard" style:family="paragraph">
      <style:text-properties style:font-name="Verdana"/>
    </style:style>
    <style:style style:name="P61" style:parent-style-name="Kop3" style:family="paragraph">
      <style:text-properties style:font-name="Verdana"/>
    </style:style>
    <style:style style:name="P62" style:parent-style-name="Standaard" style:family="paragraph">
      <style:text-properties style:font-name="Verdana"/>
    </style:style>
    <style:style style:name="P63" style:parent-style-name="Kop2" style:family="paragraph">
      <style:text-properties style:font-name="Verdana"/>
    </style:style>
    <style:style style:name="P64" style:parent-style-name="Standaard" style:family="paragraph">
      <style:text-properties style:font-name="Verdana" fo:language="en" fo:country="US"/>
    </style:style>
    <style:style style:name="P65" style:parent-style-name="Standaard" style:family="paragraph">
      <style:text-properties style:font-name="Verdana"/>
    </style:style>
    <style:style style:name="P66" style:parent-style-name="Standaard" style:family="paragraph">
      <style:text-properties style:font-name="Verdana"/>
    </style:style>
    <style:style style:name="P67" style:parent-style-name="Standaard" style:family="paragraph">
      <style:text-properties style:font-name="Verdana" fo:font-weight="bold" style:font-weight-asian="bold" style:font-weight-complex="bold"/>
    </style:style>
    <style:style style:name="P68" style:parent-style-name="Standaard" style:family="paragraph">
      <style:paragraph-properties fo:margin-left="0.4916in">
        <style:tab-stops/>
      </style:paragraph-properties>
      <style:text-properties style:font-name="Verdana"/>
    </style:style>
    <style:style style:name="P69" style:parent-style-name="Standaard" style:family="paragraph">
      <style:text-properties style:font-name="Verdana" fo:font-weight="bold" style:font-weight-asian="bold" style:font-weight-complex="bold"/>
    </style:style>
    <style:style style:name="P70" style:parent-style-name="Standaard" style:family="paragraph">
      <style:paragraph-properties fo:margin-left="0.4916in">
        <style:tab-stops/>
      </style:paragraph-properties>
      <style:text-properties style:font-name="Verdana"/>
    </style:style>
    <style:style style:name="P71" style:parent-style-name="Standaard" style:family="paragraph">
      <style:text-properties style:font-name="Verdana" fo:font-weight="bold" style:font-weight-asian="bold" style:font-weight-complex="bold"/>
    </style:style>
    <style:style style:name="P72" style:parent-style-name="Standaard" style:family="paragraph">
      <style:paragraph-properties fo:margin-left="0.4916in">
        <style:tab-stops/>
      </style:paragraph-properties>
      <style:text-properties style:font-name="Verdana"/>
    </style:style>
    <style:style style:name="P73" style:parent-style-name="Standaard" style:family="paragraph">
      <style:text-properties style:font-name="Verdana"/>
    </style:style>
    <style:style style:name="P74" style:parent-style-name="Standaard" style:family="paragraph">
      <style:text-properties style:font-name="Verdana"/>
    </style:style>
    <style:style style:name="P75" style:parent-style-name="Standaard" style:family="paragraph">
      <style:text-properties style:font-name="Verdana"/>
    </style:style>
    <style:style style:name="P76" style:parent-style-name="Kop2" style:family="paragraph">
      <style:text-properties style:font-name="Verdana"/>
    </style:style>
    <style:style style:name="P77" style:parent-style-name="Standaard" style:family="paragraph">
      <style:text-properties style:font-name="Verdana"/>
    </style:style>
    <style:style style:name="P78" style:parent-style-name="Standaard" style:family="paragraph">
      <style:text-properties style:font-name="Verdana" fo:font-weight="bold" style:font-weight-asian="bold" style:font-weight-complex="bold"/>
    </style:style>
    <style:style style:name="P79" style:parent-style-name="Standaard" style:family="paragraph">
      <style:text-properties style:font-name="Verdana"/>
    </style:style>
    <style:style style:name="P80" style:parent-style-name="Standaard" style:family="paragraph">
      <style:text-properties style:font-name="Verdana" fo:font-weight="bold" style:font-weight-asian="bold" style:font-weight-complex="bold"/>
    </style:style>
    <style:style style:name="P81" style:parent-style-name="Standaard" style:family="paragraph">
      <style:text-properties style:font-name="Verdana"/>
    </style:style>
    <style:style style:name="P82" style:parent-style-name="Standaard" style:family="paragraph">
      <style:text-properties style:font-name="Verdana" fo:font-weight="bold" style:font-weight-asian="bold" style:font-weight-complex="bold"/>
    </style:style>
    <style:style style:name="P83" style:parent-style-name="Standaard" style:family="paragraph">
      <style:text-properties style:font-name="Verdana"/>
    </style:style>
    <style:style style:name="P84" style:parent-style-name="Standaard" style:family="paragraph">
      <style:text-properties style:font-name="Verdana" fo:font-weight="bold" style:font-weight-asian="bold" style:font-weight-complex="bold"/>
    </style:style>
    <style:style style:name="P85" style:parent-style-name="Standaard" style:family="paragraph">
      <style:text-properties style:font-name="Verdana"/>
    </style:style>
    <style:style style:name="P86" style:parent-style-name="Standaard" style:family="paragraph">
      <style:text-properties style:font-name="Verdana"/>
    </style:style>
    <style:style style:name="P87" style:parent-style-name="Standaard" style:family="paragraph">
      <style:text-properties style:font-name="Verdana"/>
    </style:style>
    <style:style style:name="P88" style:parent-style-name="Standaard" style:family="paragraph">
      <style:text-properties style:font-name="Verdana"/>
    </style:style>
    <style:style style:name="P89" style:parent-style-name="Standaard" style:family="paragraph">
      <style:text-properties style:font-name="Verdana"/>
    </style:style>
    <style:style style:name="P90" style:parent-style-name="Standaard" style:family="paragraph">
      <style:text-properties style:font-name="Verdana"/>
    </style:style>
    <style:style style:name="P91" style:parent-style-name="Kop2" style:family="paragraph">
      <style:text-properties style:font-name="Verdana"/>
    </style:style>
    <style:style style:name="T92" style:parent-style-name="Standaardalinea-lettertype" style:family="text">
      <style:text-properties style:font-name="Verdana"/>
    </style:style>
    <style:style style:name="P93" style:parent-style-name="Standaard" style:family="paragraph">
      <style:text-properties style:font-name="Verdana" fo:font-weight="bold" style:font-weight-asian="bold" style:font-weight-complex="bold"/>
    </style:style>
    <style:style style:name="P94" style:parent-style-name="Standaard" style:family="paragraph">
      <style:text-properties style:font-name="Verdana"/>
    </style:style>
    <style:style style:name="P95" style:parent-style-name="Standaard" style:family="paragraph">
      <style:text-properties style:font-name="Verdana" fo:font-weight="bold" style:font-weight-asian="bold" style:font-weight-complex="bold"/>
    </style:style>
    <style:style style:name="P96" style:parent-style-name="Standaard" style:family="paragraph">
      <style:text-properties style:font-name="Verdana"/>
    </style:style>
    <style:style style:name="P97" style:parent-style-name="Standaard" style:family="paragraph">
      <style:text-properties style:font-name="Verdana" fo:font-weight="bold" style:font-weight-asian="bold" style:font-weight-complex="bold"/>
    </style:style>
    <style:style style:name="P98" style:parent-style-name="Standaard" style:family="paragraph">
      <style:text-properties style:font-name="Verdana"/>
    </style:style>
    <style:style style:name="P99" style:parent-style-name="Standaard" style:family="paragraph">
      <style:text-properties style:font-name="Verdana"/>
    </style:style>
    <style:style style:name="P100" style:parent-style-name="Standaard" style:family="paragraph">
      <style:text-properties style:font-name="Verdana"/>
    </style:style>
    <style:style style:name="P101" style:parent-style-name="Standaard" style:family="paragraph">
      <style:text-properties style:font-name="Verdana"/>
    </style:style>
    <style:style style:name="P102" style:parent-style-name="Standaard" style:family="paragraph">
      <style:text-properties style:font-name="Verdana"/>
    </style:style>
    <style:style style:name="P103" style:parent-style-name="Standaard" style:family="paragraph">
      <style:text-properties style:font-name="Verdana"/>
    </style:style>
    <style:style style:name="P104" style:parent-style-name="Kop2" style:family="paragraph">
      <style:text-properties style:font-name="Verdana"/>
    </style:style>
    <style:style style:name="P105" style:parent-style-name="Kop2" style:family="paragraph">
      <style:text-properties style:font-name="Verdana"/>
    </style:style>
    <style:style style:name="P106" style:parent-style-name="Standaard" style:family="paragraph">
      <style:text-properties style:font-name="Verdana"/>
    </style:style>
    <style:style style:name="P107" style:parent-style-name="Standaard" style:family="paragraph">
      <style:text-properties style:font-name="Verdana"/>
    </style:style>
    <style:style style:name="P108" style:parent-style-name="Standaard" style:family="paragraph">
      <style:text-properties style:font-name="Verdana"/>
    </style:style>
    <style:style style:name="P109" style:parent-style-name="Kop2" style:family="paragraph">
      <style:text-properties style:font-name="Verdana"/>
    </style:style>
    <style:style style:name="T110" style:parent-style-name="Standaardalinea-lettertype" style:family="text">
      <style:text-properties style:font-name="Verdana" fo:language="en" fo:country="US"/>
    </style:style>
    <style:style style:name="T111" style:parent-style-name="Standaardalinea-lettertype" style:family="text">
      <style:text-properties style:font-name="Verdana"/>
    </style:style>
    <style:style style:name="T112" style:parent-style-name="Hyperlink" style:family="text">
      <style:text-properties style:font-name="Verdana"/>
    </style:style>
    <style:style style:name="T113" style:parent-style-name="Standaardalinea-lettertype" style:family="text">
      <style:text-properties style:font-name="Verdana" fo:language="en" fo:country="US"/>
    </style:style>
    <style:style style:name="T114" style:parent-style-name="Standaardalinea-lettertype" style:family="text">
      <style:text-properties style:font-name="Verdana" fo:language="en" fo:country="US"/>
    </style:style>
    <style:style style:name="T115" style:parent-style-name="Standaardalinea-lettertype" style:family="text">
      <style:text-properties style:font-name="Verdana" fo:language="en" fo:country="US"/>
    </style:style>
    <style:style style:name="T116" style:parent-style-name="Standaardalinea-lettertype" style:family="text">
      <style:text-properties style:font-name="Verdana"/>
    </style:style>
    <style:style style:name="T117" style:parent-style-name="Hyperlink" style:family="text">
      <style:text-properties style:font-name="Verdana"/>
    </style:style>
    <style:style style:name="T118" style:parent-style-name="Standaardalinea-lettertype" style:family="text">
      <style:text-properties style:font-name="Verdana" fo:language="en" fo:country="US"/>
    </style:style>
    <style:style style:name="T119" style:parent-style-name="Standaardalinea-lettertype" style:family="text">
      <style:text-properties style:font-name="Verdana"/>
    </style:style>
    <style:style style:name="T120" style:parent-style-name="Hyperlink" style:family="text">
      <style:text-properties style:font-name="Verdana"/>
    </style:style>
    <style:style style:name="T121" style:parent-style-name="Standaardalinea-lettertype" style:family="text">
      <style:text-properties style:font-name="Verdana" fo:language="en" fo:country="US"/>
    </style:style>
    <style:style style:name="T122" style:parent-style-name="Standaardalinea-lettertype" style:family="text">
      <style:text-properties style:font-name="Verdana" fo:language="en" fo:country="US"/>
    </style:style>
    <style:style style:name="T123" style:parent-style-name="Standaardalinea-lettertype" style:family="text">
      <style:text-properties style:font-name="Verdana" fo:language="en" fo:country="US"/>
    </style:style>
    <style:style style:name="T124" style:parent-style-name="Standaardalinea-lettertype" style:family="text">
      <style:text-properties style:font-name="Verdana"/>
    </style:style>
    <style:style style:name="T125" style:parent-style-name="Hyperlink" style:family="text">
      <style:text-properties style:font-name="Verdana"/>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 style:vertical-rel="page" style:horizontal-pos="center" style:vertical-pos="middle"/>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oep 14" draw:id="id9" draw:style-name="a8" text:anchor-type="paragraph"><svg:title/><svg:desc/><draw:g draw:name="Groep 49" draw:id="id7"><svg:title/><svg:desc/><draw:custom-shape svg:x="0in" svg:y="0in" svg:width="7.5in" svg:height="10in" draw:id="id0" draw:style-name="a1" draw:name="Rechthoek 54"><svg:title/><svg:desc/><text:p text:style-name="P2"/><draw:enhanced-geometry draw:type="non-primitive" svg:viewBox="0 0 21600 21600" draw:enhanced-path="M 0 0 L 21600 0 21600 21600 0 21600 Z N"/></draw:custom-shape><draw:g draw:name="Groep 2" draw:id="id6"><svg:title/><svg:desc/><draw:custom-shape svg:x="4.40278in" svg:y="0in" svg:width="3.09201in" svg:height="3.10069in" draw:id="id1" draw:style-name="a2" draw:name="Vrije vorm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1632in" svg:y="0.24826in" svg:width="3.87847in" svg:height="3.87847in" draw:id="id2" draw:style-name="a3" draw:name="Vrije vorm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8056in" svg:y="0.11979in" svg:width="3.81424in" svg:height="3.81424in" draw:id="id3" draw:style-name="a4" draw:name="Vrije vorm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09028in" svg:y="0.54514in" svg:width="3.40451in" svg:height="3.41319in" draw:id="id4" draw:style-name="a5" draw:name="Vrije vorm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76042in" svg:y="0.1684in" svg:width="4.73438in" svg:height="4.74306in" draw:id="id5" draw:style-name="a6" draw:name="Vrije vorm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8" draw:style-name="a7" draw:name="Tekstvak 61" svg:x="0.01041in" svg:y="5.29167in" svg:width="7.48403in" svg:height="4.14452in" style:rel-width="scale" style:rel-height="scale"><draw:text-box><text:p text:style-name="Geenafstand"><text:span text:style-name="T3">Json web tokens</text:span></text:p><text:p text:style-name="P4"><text:span text:style-name="T5">Semester 3 Security Research</text:span></text:p></draw:text-box><svg:title/><svg:desc/></draw:frame></draw:g></text:p>
      <text:p text:style-name="P6"/>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text:a xlink:href="#_Toc169996115" office:target-frame-name="_top" xlink:show="replace"><text:span text:style-name="T8">Inleiding</text:span><text:tab/>1</text:a></text:p>
          <text:p text:style-name="P9"><text:a xlink:href="#_Toc169996116" office:target-frame-name="_top" xlink:show="replace"><text:span text:style-name="T10">Probleemstelling</text:span><text:tab/>2</text:a></text:p>
          <text:p text:style-name="P11"><text:a xlink:href="#_Toc169996117" office:target-frame-name="_top" xlink:show="replace"><text:span text:style-name="T12">Onderzoeksvragen</text:span><text:tab/>2</text:a></text:p>
          <text:p text:style-name="P13"><text:a xlink:href="#_Toc169996118" office:target-frame-name="_top" xlink:show="replace"><text:span text:style-name="T14">Hoofdvraag</text:span><text:tab/>2</text:a></text:p>
          <text:p text:style-name="P15"><text:a xlink:href="#_Toc169996119" office:target-frame-name="_top" xlink:show="replace"><text:span text:style-name="T16">Deelvragen</text:span><text:tab/>2</text:a></text:p>
          <text:p text:style-name="P17"><text:a xlink:href="#_Toc169996120" office:target-frame-name="_top" xlink:show="replace"><text:span text:style-name="T18">Methodologie</text:span><text:tab/>2</text:a></text:p>
          <text:p text:style-name="P19"><text:a xlink:href="#_Toc169996121" office:target-frame-name="_top" xlink:show="replace"><text:span text:style-name="T20">Literature Study</text:span><text:tab/>2</text:a></text:p>
          <text:p text:style-name="P21"><text:a xlink:href="#_Toc169996122" office:target-frame-name="_top" xlink:show="replace"><text:span text:style-name="T22">Lab Research</text:span><text:tab/>3</text:a></text:p>
          <text:p text:style-name="P23"><text:a xlink:href="#_Toc169996123" office:target-frame-name="_top" xlink:show="replace"><text:span text:style-name="T24">Wat zijn JWT’s en hoe werken ze?</text:span><text:tab/>3</text:a></text:p>
          <text:p text:style-name="P25"><text:a xlink:href="#_Toc169996124" office:target-frame-name="_top" xlink:show="replace"><text:span text:style-name="T26">Wat zijn de meest voorkomende kwetsbaarheden in JWT’s?</text:span><text:tab/>3</text:a></text:p>
          <text:p text:style-name="P27"><text:a xlink:href="#_Toc169996125" office:target-frame-name="_top" xlink:show="replace"><text:span text:style-name="T28">Welke technieken worden gebruikt om de kwetsbaarheden in JWT’s te voorkomen?</text:span><text:tab/>4</text:a></text:p>
          <text:p text:style-name="P29"><text:a xlink:href="#_Toc169996126" office:target-frame-name="_top" xlink:show="replace"><text:span text:style-name="T30">Resultaten Lab Research</text:span><text:tab/>5</text:a></text:p>
          <text:p text:style-name="P31"><text:a xlink:href="#_Toc169996127" office:target-frame-name="_top" xlink:show="replace"><text:span text:style-name="T32">Conclusie</text:span><text:tab/>6</text:a></text:p>
          <text:p text:style-name="P33"><text:a xlink:href="#_Toc169996128" office:target-frame-name="_top" xlink:show="replace"><text:span text:style-name="T34">Bibliografie</text:span><text:tab/>7</text:a></text:p>
        </text:index-body>
      </text:table-of-content>
      <text:p text:style-name="Standaard"/>
      <text:h text:style-name="P35" text:outline-level="2"/>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P36" text:outline-level="2"><text:bookmark-start text:name="_Toc169996115"/><text:soft-page-break/>Inleiding<text:bookmark-end text:name="_Toc169996115"/></text:h>
      <text:p text:style-name="P37">In moderne webapplicaties spelen JSON Web Tokens (JWT's) een cruciale rol bij het beheer van gebruikerssessies. Dit betekent echter niet dat JWT’s immuun zijn tot beveiligingsrisico's. Verschillende kwetsbaarheden kunnen worden misbruikt om bijvoorbeeld toegang te krijgen tot beschermde systemen.</text:p>
      <text:p text:style-name="P38"/>
      <text:h text:style-name="P39" text:outline-level="2"><text:bookmark-start text:name="_Toc169996116"/>Probleemstelling<text:bookmark-end text:name="_Toc169996116"/></text:h>
      <text:p text:style-name="P40">JSON Web Tokens (JWT’s) worden<text:s/>veel gebruikt in web applicaties voor authenticatie en autorisatie. Toch blijven er aanzienlijke kwetsbaarheden bestaan die de beveiliging van systemen in gevaar brengen.</text:p>
      <text:p text:style-name="P41"/>
      <text:h text:style-name="P42" text:outline-level="2"><text:bookmark-start text:name="_Toc169996117"/>Onderzoeksvragen<text:bookmark-end text:name="_Toc169996117"/></text:h>
      <text:h text:style-name="P43" text:outline-level="3"><text:bookmark-start text:name="_Toc169996118"/>Hoofdvraag<text:bookmark-end text:name="_Toc169996118"/></text:h>
      <text:p text:style-name="P44">Hoe kunnen JSON Web Tokens (JWT's) veilig worden geïmplementeerd en beschermd tegen kwetsbaarheden en misbruik in moderne webapplicaties?</text:p>
      <text:h text:style-name="P45" text:outline-level="3"><text:bookmark-start text:name="_Toc169996119"/>Deelvragen<text:bookmark-end text:name="_Toc169996119"/></text:h>
      <text:list text:style-name="LFO2" text:continue-numbering="true">
        <text:list-item>
          <text:p text:style-name="P46">Wat zijn JWT’s en hoe werken ze?</text:p>
        </text:list-item>
        <text:list-item>
          <text:p text:style-name="P47">Wat zijn de meest voorkomende kwetsbaarheden in JWT’s?</text:p>
        </text:list-item>
        <text:list-item>
          <text:p text:style-name="P48">Welke technieken worden gebruikt om de kwetsbaarheden in JWT’s te<text:s/>voorkomen?</text:p>
        </text:list-item>
      </text:list>
      <text:p text:style-name="P49"/>
      <text:p text:style-name="P50"/>
      <text:p text:style-name="P51"/>
      <text:p text:style-name="P52"/>
      <text:p text:style-name="P53"/>
      <text:p text:style-name="P54"/>
      <text:p text:style-name="P55"/>
      <text:p text:style-name="P56"/>
      <text:p text:style-name="P57"/>
      <text:h text:style-name="P58" text:outline-level="2"><text:bookmark-start text:name="_Toc169996120"/><text:soft-page-break/>Methodologie<text:bookmark-end text:name="_Toc169996120"/></text:h>
      <text:h text:style-name="P59" text:outline-level="3"><text:bookmark-start text:name="_Toc169996121"/>Literature Study<text:bookmark-end text:name="_Toc169996121"/></text:h>
      <text:p text:style-name="P60">Ik heb op het internet gezocht naar forums, artikelen en blogs over JSON Web Tokens.</text:p>
      <text:h text:style-name="P61" text:outline-level="3"><text:bookmark-start text:name="_Toc169996122"/>Lab Research<text:bookmark-end text:name="_Toc169996122"/></text:h>
      <text:p text:style-name="P62"/>
      <text:h text:style-name="P63" text:outline-level="2"><text:bookmark-start text:name="_Toc169996123"/>Wat zijn JWT’s en hoe werken ze?<text:bookmark-end text:name="_Toc169996123"/></text:h>
      <text:p text:style-name="P64">(Bugbase AI.<text:s/>2023 &amp;<text:s/>Triaxiom Security. z.d.)</text:p>
      <text:p text:style-name="P65">JSON Web Token (JWT) is een compacte en zelfstandige manier om informatie veilig tussen partijen te verzenden als een JSON-object. Het kan digitaal worden ondertekend voor verificatie en vertrouwen. JWT’s kunnen ondertekend worden met een secret (HMAC-algoritme) of een public/private key pair (RSA- of ECDSA-algoritme).</text:p>
      <text:p text:style-name="P66">Een JWT is opgebouwd uit drie delen: een header, een payload en een signature. De header beschrijft het token type, in dit geval JWT, en het gebruikte algoritme.<text:s/>De payload bevat informatie over de gebruiker en extra ‘claims’. Er zijn 3 typen claims: reserved, public en private claims.<text:s/></text:p>
      <text:p text:style-name="P67">Reserved Claims</text:p>
      <text:p text:style-name="P68">De reserved claims zijn ingebouwd in het JWT systeem en bevatten bijvoorbeeld de expiration time van de JWT.</text:p>
      <text:p text:style-name="P69">Public Claims</text:p>
      <text:p text:style-name="P70">Publieke claims zijn claims die<text:s/>algemeen bekend zijn en vaak worden gebruikt in verschillende use-cases voor verschillende bedrijven. Voorbeelden hiervan zijn ‘name’, ‘email’, ‘role’.</text:p>
      <text:p text:style-name="P71">Private Claims</text:p>
      <text:p text:style-name="P72">Private claims zijn claims die specifiek zijn aan een applicatie, organisatie of een klein aantal use-cases.</text:p>
      <text:p text:style-name="P73">Ten slotte<text:s/>bestaat de JWT uit een signature, dit is een ‘cryptographic hash’ van de header, payload en de secret. De signature is wat de integriteit van de JWT bewaard en voorkomt ongeautoriseerd wijzigingen.</text:p>
      <text:p text:style-name="P74"/>
      <text:p text:style-name="P75"/>
      <text:h text:style-name="P76" text:outline-level="2"><text:bookmark-start text:name="_Toc169996124"/><text:soft-page-break/>Wat zijn de meest voorkomende kwetsbaarheden in JWT’s?<text:bookmark-end text:name="_Toc169996124"/></text:h>
      <text:p text:style-name="P77">(Triaxiom Security. z.d.)</text:p>
      <text:p text:style-name="P78">Geen handmatig blacklistingsproces.</text:p>
      <text:p text:style-name="P79">Een veelvoorkomend probleem is het ontbreken van een handmatig blacklistingsproces voor JWT’s. JWT’s kunnen buiten hun uitgifte-en vervaltijden geen concept van geldig/ongeldig zijn. Dit betekent dat wanneer een gebruiker uitlogt, de JWT-cookie uit hun browser kan worden verwijderd, maar de JWT-string zelf nog geldig blijft tot de vervaltijd. Een aanvaller die op een andere manier een de JWT heeft verkregen kan deze blijven gebruiken en op deze manier bijvoorbeeld de originele gebruiker imiteren.</text:p>
      <text:p text:style-name="P80">Openbaarmaking van JWT-informatie.</text:p>
      <text:p text:style-name="P81">Een ander veelvoorkomend probleem is de openbaarmaking van gevoelige informatie via JWT's. Hoewel JWT-payloads zijn gecodeerd in Base64 om modificatie te voorkomen, kan de payload data door iedereen worden bekeken.</text:p>
      <text:p text:style-name="P82">Zwakke<text:s/>secret gebruikt voor de signature.</text:p>
      <text:p text:style-name="P83">Een zwak geheim dat wordt gebruikt voor het ondertekenen van JWT's kan leiden tot beveiligingsproblemen. De kracht van de handtekening van een JWT hangt af van het geheim dat wordt gebruikt. Dit geheim moet sterk en willekeurig zijn om te voorkomen dat aanvallers de payload kunnen wijzigen en een geldige handtekening kunnen maken.</text:p>
      <text:p text:style-name="P84">Het ‘none’ algoritme.</text:p>
      <text:p text:style-name="P85">Tot slot is er het risico dat het<text:s/>Algoritme-veld in de JWT-header wordt ingesteld op "None". Hierdoor wordt geen handtekening berekend/gecontroleerd voor de JWT, waardoor aanvallers vrij de payload kunnen wijzigen zonder dat dit wordt gedetecteerd.</text:p>
      <text:p text:style-name="P86"/>
      <text:p text:style-name="P87"/>
      <text:p text:style-name="P88"/>
      <text:p text:style-name="P89"/>
      <text:p text:style-name="P90"/>
      <text:h text:style-name="P91" text:outline-level="2"><text:bookmark-start text:name="_Toc169996125"/><text:soft-page-break/>Welke technieken worden gebruikt om de kwetsbaarheden in JWT’s te<text:s/>voorkomen?<text:bookmark-end text:name="_Toc169996125"/></text:h>
      <text:p text:style-name="Standaard"><text:span text:style-name="T92">(Connect2id. z.d.)</text:span></text:p>
      <text:p text:style-name="P93">Handmatig blacklistingsproces.</text:p>
      <text:p text:style-name="P94">Een handmatig blacklistingsproces is een mechanisme waarbij applicaties een lijst bijhouden van JWT’s die als ongeldig zijn gemarkeerd, zelfs als ze technisch gezien nog niet zijn verlopen volgens hun vervaltijd.<text:s/>Wanneer een gebruiker uitlogt of verdachte activiteit wordt gedetecteerd, wordt de bijbehorende JWT direct toegevoegd aan deze blacklist. Bij elke inkomende request met een JWT controleert de applicatie of het JWT-ID op de blacklist staat. Als dit het geval is, wordt de toegang geweigerd en wordt de request niet verwerkt. Periodiek worden verlopen JWT's automatisch uit de blacklist verwijderd om de lijst actueel te houden en opslagproblemen te voorkomen.</text:p>
      <text:p text:style-name="P95">Gebruik maken van een sterke<text:s/>en willekeurige<text:s/>sleutel.</text:p>
      <text:p text:style-name="P96">Het gebruik van een sterk en willekeurig geheim voor het ondertekenen van JWT's is essentieel. Ontwikkelaars moeten ervoor zorgen dat ze sleutels gebruiken die lang genoeg zijn en gegenereerd zijn met behulp van veilige methoden bijvoorbeeld met een<text:s/>cryptografisch veilige<text:s/>pseudorandom number generator. Ook is het belangrijk om gebruik te maken van een sleutel met voldoende lengte, zoals 256 bits voor HMAC, 2048 bits voor RSA. Regelmatig roteren van deze sleutels is ook erg belangrijk.</text:p>
      <text:p text:style-name="P97">None Algoritme.</text:p>
      <text:p text:style-name="P98">Om het risico van het ‘none’ algoritme te vermijden moet de applicatie worden geconfigureerd om alleen vertrouwde en veilige algoritmen toe te staan voor het ondertekenen van JWT’s, zoals HMAC of RSA. De applicatie moet validatie uitvoeren op de JWT-headers om ervoor te zorgen dat het algoritme dat wordt gebruikt altijd een signature vereist.<text:s/></text:p>
      <text:p text:style-name="P99"/>
      <text:p text:style-name="P100"/>
      <text:p text:style-name="P101"/>
      <text:p text:style-name="P102"/>
      <text:p text:style-name="P103"/>
      <text:h text:style-name="P104" text:outline-level="2"><text:bookmark-start text:name="_Toc169996126"/><text:soft-page-break/>Resultaten Lab Research<text:bookmark-end text:name="_Toc169996126"/></text:h>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P105" text:outline-level="2"><text:bookmark-start text:name="_Toc169996127"/><text:soft-page-break/>Conclusie<text:bookmark-end text:name="_Toc169996127"/></text:h>
      <text:p text:style-name="P106">JSON Web Tokens (JWT's) bieden een efficiënte methode voor veilige gegevensoverdracht via een digitaal ondertekend JSON-object. Ondanks hun voordelen zijn JWT's kwetsbaar voor verschillende risico's, zoals het ontbreken van een handmatig blacklistingsproces na uitloggen, het mogelijke lekken van gevoelige informatie door Base64-codering, en het gebruik van zwakke ondertekeningsgeheimen of het 'none' algoritme.</text:p>
      <text:p text:style-name="P107">Om deze kwetsbaarheden te vermijden, zijn robuuste beveiligingsmaatregelen cruciaal. Een handmatig blacklistingsproces kan ongeldige JWT's beheren na uitloggen of verdachte activiteit. Het gebruik van sterke, willekeurig gegenereerde sleutels bij het ondertekenen van JWT's verhoogt de beveiliging. Het configureren van de applicatie om alleen veilige ondertekeningsalgoritmen zoals HMAC of RSA toe te staan, minimaliseert het risico van het 'none' algoritme.</text:p>
      <text:p text:style-name="P108">Door deze best practices te implementeren, kunnen ontwikkelaars de integriteit en veiligheid van JWT-gebaseerde authenticatie en autorisatie in moderne applicaties effectief waarborgen.</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P109" text:outline-level="2"><text:bookmark-start text:name="_Toc169996128"/><text:soft-page-break/>Bibliografie<text:bookmark-end text:name="_Toc169996128"/></text:h>
      <text:p text:style-name="Standaard"><text:span text:style-name="T110">Triaxiom Security. (z.d.). Common web application vulnerabilities: JWTs.<text:s/></text:span><text:span text:style-name="T111">Geraadpleegd op 23 juni 2024, van<text:s/></text:span><text:a xlink:href="https://www.triaxiomsecurity.com/common-web-application-vulnerabilities-jwts/" office:target-frame-name="_top" xlink:show="replace"><text:span text:style-name="T112">https://www.triaxiomsecurity.com/common-web-application-vulnerabilities-jwts/</text:span></text:a></text:p>
      <text:p text:style-name="Standaard"><text:span text:style-name="T113">Bugbase AI. (</text:span><text:span text:style-name="T114">27 september 2023</text:span><text:span text:style-name="T115">). All about JWT vulnerabilities.<text:s/></text:span><text:span text:style-name="T116">Geraadpleegd op 23 juni 2024, van<text:s/></text:span><text:a xlink:href="https://bugbase.ai/blog/all-about-jwt-vulnerabilities" office:target-frame-name="_top" xlink:show="replace"><text:span text:style-name="T117">https://bugbase.ai/blog/all-about-jwt-vulnerabilities</text:span></text:a></text:p>
      <text:p text:style-name="Standaard"><text:span text:style-name="T118">Connect2id. (z.d.). Nimbus JOSE + JWT vulnerabilities.<text:s/></text:span><text:span text:style-name="T119">Geraadpleegd op 23 juni 2024, van<text:s/></text:span><text:a xlink:href="https://connect2id.com/products/nimbus-jose-jwt/vulnerabilities" office:target-frame-name="_top" xlink:show="replace"><text:span text:style-name="T120">https://connect2id.com/products/nimbus-jose-jwt/vulnerabilities</text:span></text:a></text:p>
      <text:p text:style-name="Standaard"><text:span text:style-name="T121">Invicti Security. (</text:span><text:span text:style-name="T122">2 juli 2021</text:span><text:span text:style-name="T123">). JSON Web Token (JWT) attacks and vulnerabilities.<text:s/></text:span><text:span text:style-name="T124">Geraadpleegd op 23 juni 2024, van<text:s/></text:span><text:a xlink:href="https://www.invicti.com/blog/web-security/json-web-token-jwt-attacks-vulnerabilities/" office:target-frame-name="_top" xlink:show="replace"><text:span text:style-name="T125">https://www.invicti.com/blog/web-security/json-web-token-jwt-attacks-vulnerabiliti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style:font-name-asian="Times New Roman" style:letter-kerning="false" fo:font-size="11pt" style:font-size-asian="11pt" style:font-size-complex="11pt"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fo:font-size="11pt" style:font-size-asian="11pt" style:font-size-complex="11pt" style:language-asian="nl" style:country-asian="NL"/>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Kopvaninhoudsopgave" style:display-name="Kop van inhoudsopgave" style:family="paragraph" style:parent-style-name="Kop1" style:next-style-name="Standaard">
      <style:paragraph-properties fo:margin-top="0.1666in" fo:margin-bottom="0in" fo:line-height="107%"/>
      <style:text-properties style:letter-kerning="false" fo:font-size="16pt" style:font-size-asian="16pt" style:font-size-complex="16pt" style:language-asian="nl" style:country-asian="NL" fo:hyphenate="fals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Verdana"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0" draw:style="linear" draw:angle="3480" draw:start-color="#457c94" draw:end-color="#08233e"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Json web tokens</dc:title>
    <dc:description/>
    <dc:subject>Semester 3 Security Research</dc:subject>
    <meta:initial-creator>Stijn Hoi</meta:initial-creator>
    <dc:creator>Stijn Hoi</dc:creator>
    <meta:creation-date>2024-06-22T20:08:00Z</meta:creation-date>
    <dc:date>2024-06-22T23:05:00Z</dc:date>
    <meta:template xlink:href="Normal" xlink:type="simple"/>
    <meta:editing-cycles>8</meta:editing-cycles>
    <meta:editing-duration>PT8520S</meta:editing-duration>
    <meta:document-statistic meta:page-count="9" meta:paragraph-count="18" meta:word-count="1394" meta:character-count="9043" meta:row-count="63" meta:non-whitespace-character-count="7667"/>
  </office:meta>
</office:document-meta>
</file>